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Roboto" style:font-family-asian="Roboto" style:font-family-complex="Ebrima" style:font-pitch="variable" style:font-pitch-asian="variable" style:font-pitch-complex="variable" fo:font-size="0.47222in" style:font-size-asian="0.47222in" style:font-size-complex="0.47222in" fo:letter-spacing="0in" fo:language="en" fo:country="A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.375in" fo:margin-right="0in" fo:text-indent="-0.37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" style:font-family-asian="Roboto" style:font-family-complex="Ebrima" style:font-pitch="variable" style:font-pitch-asian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right" style:tab-stop-distance="1in" fo:margin-left="0.375in" fo:margin-right="0in" fo:text-indent="-0.375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">
      <style:drawing-page-properties draw:fill="solid" draw:fill-color="#00004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Slab" style:font-family-asian="Roboto Slab" style:font-family-complex="Ebrima" style:font-pitch="variable" style:font-pitch-asian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Roboto" style:font-family-asian="Roboto" style:font-family-complex="Ebrima" style:font-pitch="variable" style:font-pitch-asian="variable" style:font-pitch-complex="variable" fo:font-size="0.47222in" style:font-size-asian="0.47222in" style:font-size-complex="0.47222in" fo:letter-spacing="0in" fo:language="en" fo:country="AU" fo:font-style="italic" style:font-style-asian="italic" style:font-style-complex="italic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center" style:tab-stop-distance="1in" fo:margin-left="0.375in" fo:margin-right="0in" fo:text-indent="-0.37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" style:font-family-asian="Roboto" style:font-family-complex="Ebrima" style:font-pitch="variable" style:font-pitch-asian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right" style:tab-stop-distance="1in" fo:margin-left="0.375in" fo:margin-right="0in" fo:text-indent="-0.375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">
      <style:drawing-page-properties draw:fill="solid" draw:fill-color="#000000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">
      <style:drawing-page-properties draw:fill="solid" draw:fill-color="#00004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Slab" style:font-family-asian="Roboto Slab" style:font-family-complex="Ebrima" style:font-pitch="variable" style:font-pitch-asian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5in" text:min-label-width="0.375in"/>
      </text:list-level-style-number>
      <text:list-level-style-number text:level="3" style:num-format="">
        <style:list-level-properties text:space-before="1in" text:min-label-width="0.375in"/>
      </text:list-level-style-number>
      <text:list-level-style-number text:level="4" style:num-format="">
        <style:list-level-properties text:space-before="1.5in" text:min-label-width="0.375in"/>
      </text:list-level-style-number>
      <text:list-level-style-number text:level="5" style:num-format="">
        <style:list-level-properties text:space-before="2in" text:min-label-width="0.375in"/>
      </text:list-level-style-number>
      <text:list-level-style-number text:level="6" style:num-format="">
        <style:list-level-properties text:space-before="2.5in" text:min-label-width="0.375in"/>
      </text:list-level-style-number>
      <text:list-level-style-number text:level="7" style:num-format="">
        <style:list-level-properties text:space-before="3in" text:min-label-width="0.375in"/>
      </text:list-level-style-number>
      <text:list-level-style-number text:level="8" style:num-format="">
        <style:list-level-properties text:space-before="3.5in" text:min-label-width="0.375in"/>
      </text:list-level-style-number>
      <text:list-level-style-number text:level="9" style:num-format="">
        <style:list-level-properties text:space-before="4in" text:min-label-width="0.375in"/>
      </text:list-level-style-number>
    </text:list-style>
    <text:list-style style:name="a15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5in" text:min-label-width="0.375in"/>
      </text:list-level-style-number>
      <text:list-level-style-number text:level="3" style:num-format="">
        <style:list-level-properties text:space-before="1in" text:min-label-width="0.375in"/>
      </text:list-level-style-number>
      <text:list-level-style-number text:level="4" style:num-format="">
        <style:list-level-properties text:space-before="1.5in" text:min-label-width="0.375in"/>
      </text:list-level-style-number>
      <text:list-level-style-number text:level="5" style:num-format="">
        <style:list-level-properties text:space-before="2in" text:min-label-width="0.375in"/>
      </text:list-level-style-number>
      <text:list-level-style-number text:level="6" style:num-format="">
        <style:list-level-properties text:space-before="2.5in" text:min-label-width="0.375in"/>
      </text:list-level-style-number>
      <text:list-level-style-number text:level="7" style:num-format="">
        <style:list-level-properties text:space-before="3in" text:min-label-width="0.375in"/>
      </text:list-level-style-number>
      <text:list-level-style-number text:level="8" style:num-format="">
        <style:list-level-properties text:space-before="3.5in" text:min-label-width="0.375in"/>
      </text:list-level-style-number>
      <text:list-level-style-number text:level="9" style:num-format="">
        <style:list-level-properties text:space-before="4in" text:min-label-width="0.375in"/>
      </text:list-level-style-number>
    </text:list-style>
    <text:list-style style:name="a14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5in" text:min-label-width="0.375in"/>
      </text:list-level-style-number>
      <text:list-level-style-number text:level="3" style:num-format="">
        <style:list-level-properties text:space-before="1in" text:min-label-width="0.375in"/>
      </text:list-level-style-number>
      <text:list-level-style-number text:level="4" style:num-format="">
        <style:list-level-properties text:space-before="1.5in" text:min-label-width="0.375in"/>
      </text:list-level-style-number>
      <text:list-level-style-number text:level="5" style:num-format="">
        <style:list-level-properties text:space-before="2in" text:min-label-width="0.375in"/>
      </text:list-level-style-number>
      <text:list-level-style-number text:level="6" style:num-format="">
        <style:list-level-properties text:space-before="2.5in" text:min-label-width="0.375in"/>
      </text:list-level-style-number>
      <text:list-level-style-number text:level="7" style:num-format="">
        <style:list-level-properties text:space-before="3in" text:min-label-width="0.375in"/>
      </text:list-level-style-number>
      <text:list-level-style-number text:level="8" style:num-format="">
        <style:list-level-properties text:space-before="3.5in" text:min-label-width="0.375in"/>
      </text:list-level-style-number>
      <text:list-level-style-number text:level="9" style:num-format="">
        <style:list-level-properties text:space-before="4in" text:min-label-width="0.375in"/>
      </text:list-level-style-number>
    </text:list-style>
    <text:list-style style:name="a15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5in" text:min-label-width="0.375in"/>
      </text:list-level-style-number>
      <text:list-level-style-number text:level="3" style:num-format="">
        <style:list-level-properties text:space-before="1in" text:min-label-width="0.375in"/>
      </text:list-level-style-number>
      <text:list-level-style-number text:level="4" style:num-format="">
        <style:list-level-properties text:space-before="1.5in" text:min-label-width="0.375in"/>
      </text:list-level-style-number>
      <text:list-level-style-number text:level="5" style:num-format="">
        <style:list-level-properties text:space-before="2in" text:min-label-width="0.375in"/>
      </text:list-level-style-number>
      <text:list-level-style-number text:level="6" style:num-format="">
        <style:list-level-properties text:space-before="2.5in" text:min-label-width="0.375in"/>
      </text:list-level-style-number>
      <text:list-level-style-number text:level="7" style:num-format="">
        <style:list-level-properties text:space-before="3in" text:min-label-width="0.375in"/>
      </text:list-level-style-number>
      <text:list-level-style-number text:level="8" style:num-format="">
        <style:list-level-properties text:space-before="3.5in" text:min-label-width="0.375in"/>
      </text:list-level-style-number>
      <text:list-level-style-number text:level="9" style:num-format="">
        <style:list-level-properties text:space-before="4in" text:min-label-width="0.375in"/>
      </text:list-level-style-number>
    </text:list-style>
  </office:automatic-styles>
  <office:body>
    <office:presentation>
      <draw:page draw:name="Slide1" draw:style-name="a134" draw:master-page-name="Master2-Layout1-cust-Custom-Layout" presentation:presentation-page-layout-name="Master2-PPL1"/>
      <draw:page draw:name="Slide2" draw:style-name="a135" draw:master-page-name="Master1-Layout1-cust-Standard-Slide" presentation:presentation-page-layout-name="Master1-PPL1">
        <draw:frame draw:id="id10" presentation:style-name="a138" draw:name="Title 1" svg:x="0.11757in" svg:y="0.11929in" svg:width="8.5in" svg:height="0.77961in" presentation:class="title" presentation:placeholder="false">
          <draw:text-box>
            <text:p text:style-name="a137" text:class-names="" text:cond-style-name=""><text:span text:style-name="a136" text:class-names="">title</text:span></text:p>
          </draw:text-box>
          <svg:desc/>
        </draw:frame>
        <draw:frame draw:id="id11" presentation:style-name="a142" draw:name="Content Placeholder 2" svg:x="0.11757in" svg:y="0.82803in" svg:width="9.76486in" svg:height="3.61457in" presentation:class="outline" presentation:placeholder="false">
          <draw:text-box>
            <text:list text:style-name="a141">
              <text:list-item>
                <text:p text:style-name="a140" text:class-names="" text:cond-style-name=""><text:span text:style-name="a139" text:class-names="">contents</text:span></text:p>
              </text:list-item>
            </text:list>
          </draw:text-box>
          <svg:desc/>
        </draw:frame>
        <draw:frame draw:id="id12" presentation:style-name="a146" draw:name="Text Placeholder 3" svg:x="5.94499in" svg:y="4.7261in" svg:width="3.93783in" svg:height="0.81475in" presentation:class="outline" presentation:placeholder="false">
          <draw:text-box>
            <text:list text:style-name="a145">
              <text:list-item>
                <text:p text:style-name="a144" text:class-names="" text:cond-style-name=""><text:span text:style-name="a143" text:class-names="">credit</text:span></text:p>
              </text:list-item>
            </text:list>
          </draw:text-box>
          <svg:desc/>
        </draw:frame>
      </draw:page>
      <draw:page draw:name="Slide3" draw:style-name="a147" draw:master-page-name="Master1-Layout1-cust-Standard-Slide" presentation:presentation-page-layout-name="Master1-PPL1">
        <draw:frame draw:id="id13" presentation:style-name="a150" draw:name="Title 1" svg:x="0.11757in" svg:y="0.11929in" svg:width="8.5in" svg:height="0.77961in" presentation:class="title" presentation:placeholder="false">
          <draw:text-box>
            <text:p text:style-name="a149" text:class-names="" text:cond-style-name=""><text:span text:style-name="a148" text:class-names="">title</text:span></text:p>
          </draw:text-box>
          <svg:desc/>
        </draw:frame>
        <draw:frame draw:id="id14" presentation:style-name="a154" draw:name="Content Placeholder 2" svg:x="0.11757in" svg:y="0.82803in" svg:width="9.76486in" svg:height="3.61457in" presentation:class="outline" presentation:placeholder="false">
          <draw:text-box>
            <text:list text:style-name="a153">
              <text:list-item>
                <text:p text:style-name="a152" text:class-names="" text:cond-style-name=""><text:span text:style-name="a151" text:class-names="">contents</text:span></text:p>
              </text:list-item>
            </text:list>
          </draw:text-box>
          <svg:desc/>
        </draw:frame>
        <draw:frame draw:id="id15" presentation:style-name="a158" draw:name="Text Placeholder 3" svg:x="5.94499in" svg:y="4.7261in" svg:width="3.93783in" svg:height="0.81475in" presentation:class="outline" presentation:placeholder="false">
          <draw:text-box>
            <text:list text:style-name="a157">
              <text:list-item>
                <text:p text:style-name="a156" text:class-names="" text:cond-style-name=""><text:span text:style-name="a155" text:class-names="">credit</text:span></text:p>
              </text:list-item>
            </text:list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tandard Slide">
      <presentation:placeholder presentation:object="title" svg:x="0.11757in" svg:y="0.11929in" svg:width="8.5in" svg:height="0.77961in"/>
      <presentation:placeholder presentation:object="object" svg:x="0.11757in" svg:y="0.82803in" svg:width="9.76486in" svg:height="3.61457in"/>
      <presentation:placeholder presentation:object="outline" svg:x="5.94499in" svg:y="4.7261in" svg:width="3.93783in" svg:height="0.81475in"/>
    </style:presentation-page-layout>
    <style:presentation-page-layout style:name="Master2-PPL1" style:display-name="Custom Layou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draw:fill="none" draw:stroke="solid" svg:stroke-width="0.01042in" svg:stroke-color="#000000" svg:stroke-opacity="100%" draw:stroke-linejoin="miter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00004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Slab" style:font-family-asian="Roboto Slab" style:font-family-complex="Ebrima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Slab" style:font-family-asian="Roboto Slab" style:font-family-complex="Ebrima" style:font-pitch="variable" style:font-pitch-asian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Roboto" style:font-family-asian="Roboto" style:font-family-complex="Ebrima" style:font-pitch="variable" style:font-pitch-asian="variable" style:font-pitch-complex="variable" fo:font-size="0.47222in" style:font-size-asian="0.47222in" style:font-size-complex="0.47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">
      <style:paragraph-properties fo:line-height="100%" fo:text-align="center" style:tab-stop-distance="1in" fo:margin-left="0.375in" fo:margin-right="0in" fo:text-indent="-0.37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">
      <style:drawing-page-properties draw:fill="solid" draw:fill-color="#000000" draw:opacity="100%" presentation:transition-type="manual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" style:font-family-asian="Roboto" style:font-family-complex="Ebrima" style:font-pitch="variable" style:font-pitch-asian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1in" fo:margin-left="0.375in" fo:margin-right="0in" fo:text-indent="-0.375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draw:fill="none" draw:stroke="solid" svg:stroke-width="0.01042in" svg:stroke-color="#000000" svg:stroke-opacity="100%" draw:stroke-linejoin="miter"/>
    </style:style>
    <style:style style:family="paragraph" style:name="a121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000046" draw:opacity="100%" presentation:transition-type="manual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">
      <style:graphic-properties draw:fill="none" draw:stroke="solid" svg:stroke-width="0.01042in" svg:stroke-color="#000000" svg:stroke-opacity="100%" draw:stroke-linejoin="miter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draw:fill="none" draw:stroke="solid" svg:stroke-width="0.01042in" svg:stroke-color="#000000" svg:stroke-opacity="100%" draw:stroke-linejoin="miter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">
      <style:drawing-page-properties draw:fill="solid" draw:fill-color="#000000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125in" text:min-label-width="0.375in"/>
      </text:list-level-style-number>
      <text:list-level-style-number text:level="3" style:num-format="">
        <style:list-level-properties text:space-before="0.625in" text:min-label-width="0.375in"/>
      </text:list-level-style-number>
      <text:list-level-style-number text:level="4" style:num-format="">
        <style:list-level-properties text:space-before="1.125in" text:min-label-width="0.375in"/>
      </text:list-level-style-number>
      <text:list-level-style-number text:level="5" style:num-format="">
        <style:list-level-properties text:space-before="1.625in" text:min-label-width="0.375in"/>
      </text:list-level-style-number>
      <text:list-level-style-number text:level="6" style:num-format="">
        <style:list-level-properties text:space-before="2.125in" text:min-label-width="0.375in"/>
      </text:list-level-style-number>
      <text:list-level-style-number text:level="7" style:num-format="">
        <style:list-level-properties text:space-before="2.625in" text:min-label-width="0.375in"/>
      </text:list-level-style-number>
      <text:list-level-style-number text:level="8" style:num-format="">
        <style:list-level-properties text:space-before="3.125in" text:min-label-width="0.375in"/>
      </text:list-level-style-number>
      <text:list-level-style-number text:level="9" style:num-format="">
        <style:list-level-properties text:space-before="3.625in" text:min-label-width="0.375in"/>
      </text:list-level-style-number>
    </text:list-style>
    <text:list-style style:name="a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16x10-blue" style:page-layout-name="pageLayout1" draw:style-name="a0">
      <presentation:notes style:page-layout-name="pageLayout2" draw:style-name="a29">
        <draw:frame draw:id="id0" presentation:style-name="a3" draw:name="Rectangle 2" svg:x="0in" svg:y="0in" svg:width="3.25in" svg:height="0.5in" presentation:class="header" presentation:placeholder="false">
          <draw:text-box>
            <text:p text:style-name="a2" text:class-names="" text:cond-style-name=""><text:span text:style-name="a1" text:class-names=""/></text:p>
          </draw:text-box>
          <svg:desc/>
        </draw:frame>
        <draw:frame draw:id="id1" presentation:style-name="a6" draw:name="Rectangle 3" svg:x="4.24826in" svg:y="0in" svg:width="3.25in" svg:height="0.5in" presentation:class="date-time" presentation:placeholder="false">
          <draw:text-box>
            <text:p text:style-name="a5" text:class-names="" text:cond-style-name=""><text:span text:style-name="a4" text:class-names=""/></text:p>
          </draw:text-box>
          <svg:desc/>
        </draw:frame>
        <draw:page-thumbnail svg:x="0.41667in" svg:y="0.75in" svg:width="6.66667in" svg:height="3.75in" presentation:class="page" draw:id="id2" presentation:style-name="a7" draw:name="Rectangle 4">
          <svg:desc/>
        </draw:page-thumbnail>
        <draw:frame draw:id="id3" presentation:style-name="a22" draw:name="Rectangle 5" svg:x="0.75in" svg:y="4.75in" svg:width="6in" svg:height="4.5in" presentation:class="notes" presentation:placeholder="false">
          <draw:text-box>
            <text:p text:style-name="a9" text:class-names="" text:cond-style-name=""><text:span text:style-name="a8" text:class-names="">Click to edit Master text styles</text:span></text:p>
            <text:list text:style-name="a12">
              <text:list-item>
                <text:list text:style-name="a12">
                  <text:list-item>
                    <text:p text:style-name="a11" text:class-names="" text:cond-style-name=""><text:span text:style-name="a10" text:class-names="">Second level</text:span></text:p>
                  </text:list-item>
                </text:list>
              </text:list-item>
            </text:list>
            <text:list text:style-name="a15">
              <text:list-item>
                <text:list text:style-name="a15">
                  <text:list-item>
                    <text:list text:style-name="a15">
                      <text:list-item>
                        <text:p text:style-name="a14" text:class-names="" text:cond-style-name=""><text:span text:style-name="a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">
              <text:list-item>
                <text:list text:style-name="a18">
                  <text:list-item>
                    <text:list text:style-name="a18">
                      <text:list-item>
                        <text:list text:style-name="a18">
                          <text:list-item>
                            <text:p text:style-name="a17" text:class-names="" text:cond-style-name=""><text:span text:style-name="a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">
              <text:list-item>
                <text:list text:style-name="a21">
                  <text:list-item>
                    <text:list text:style-name="a21">
                      <text:list-item>
                        <text:list text:style-name="a21">
                          <text:list-item>
                            <text:list text:style-name="a21">
                              <text:list-item>
                                <text:p text:style-name="a20" text:class-names="" text:cond-style-name=""><text:span text:style-name="a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4" presentation:style-name="a25" draw:name="Rectangle 6" svg:x="0in" svg:y="9.49826in" svg:width="3.25in" svg:height="0.5in" presentation:class="footer" presentation:placeholder="false">
          <draw:text-box>
            <text:p text:style-name="a24" text:class-names="" text:cond-style-name=""><text:span text:style-name="a23" text:class-names=""/></text:p>
          </draw:text-box>
          <svg:desc/>
        </draw:frame>
        <draw:frame draw:id="id5" presentation:style-name="a28" draw:name="Rectangle 7" svg:x="4.24826in" svg:y="9.49826in" svg:width="3.25in" svg:height="0.5in" presentation:class="page-number" presentation:placeholder="false">
          <draw:text-box>
            <text:p text:style-name="a27" text:class-names="" text:cond-style-name=""><text:span text:style-name="a26" text:class-names=""><text:page-number style:num-format="1" text:fixed="false"/></text:span></text:p>
          </draw:text-box>
          <svg:desc/>
        </draw:frame>
      </presentation:notes>
    </style:master-page>
    <style:master-page style:name="Master1-Layout1-cust-Standard-Slide" style:page-layout-name="pageLayout1" draw:style-name="a30">
      <draw:frame draw:id="id6" presentation:style-name="a34" draw:name="Title 1" svg:x="0.11757in" svg:y="0.11929in" svg:width="8.5in" svg:height="0.77961in" presentation:class="title" presentation:placeholder="false">
        <draw:text-box>
          <text:p text:style-name="a33" text:class-names="" text:cond-style-name=""><text:span text:style-name="a31" text:class-names="">Click to edit Master title style</text:span><text:span text:style-name="a32" text:class-names=""/></text:p>
        </draw:text-box>
        <svg:desc/>
      </draw:frame>
      <draw:frame draw:id="id7" presentation:style-name="a37" draw:name="Content Placeholder 2" svg:x="0.11757in" svg:y="0.82803in" svg:width="9.76486in" svg:height="3.61457in" presentation:class="object" presentation:placeholder="false">
        <draw:text-box>
          <text:p text:style-name="a36" text:class-names="" text:cond-style-name=""><text:span text:style-name="a35" text:class-names="">Click to edit Master text styles</text:span></text:p>
        </draw:text-box>
        <svg:desc/>
      </draw:frame>
      <draw:frame draw:id="id8" presentation:style-name="a41" draw:name="Text Placeholder 4" svg:x="5.94499in" svg:y="4.7261in" svg:width="3.93783in" svg:height="0.81475in" presentation:class="outline" presentation:placeholder="false">
        <draw:text-box>
          <text:list text:style-name="a40">
            <text:list-item>
              <text:p text:style-name="a39" text:class-names="" text:cond-style-name=""><text:span text:style-name="a38" text:class-names="">Click to edit Master text styles</text:span></text:p>
            </text:list-item>
          </text:list>
        </draw:text-box>
        <svg:desc/>
      </draw:frame>
      <presentation:notes style:page-layout-name="pageLayout2" draw:style-name="a70">
        <draw:frame draw:id="id0" presentation:style-name="a44" draw:name="Rectangle 2" svg:x="0in" svg:y="0in" svg:width="3.25in" svg:height="0.5in" presentation:class="header" presentation:placeholder="false">
          <draw:text-box>
            <text:p text:style-name="a43" text:class-names="" text:cond-style-name=""><text:span text:style-name="a42" text:class-names=""/></text:p>
          </draw:text-box>
          <svg:desc/>
        </draw:frame>
        <draw:frame draw:id="id1" presentation:style-name="a47" draw:name="Rectangle 3" svg:x="4.24826in" svg:y="0in" svg:width="3.25in" svg:height="0.5in" presentation:class="date-time" presentation:placeholder="false">
          <draw:text-box>
            <text:p text:style-name="a46" text:class-names="" text:cond-style-name=""><text:span text:style-name="a45" text:class-names=""/></text:p>
          </draw:text-box>
          <svg:desc/>
        </draw:frame>
        <draw:page-thumbnail svg:x="0.41667in" svg:y="0.75in" svg:width="6.66667in" svg:height="3.75in" presentation:class="page" draw:id="id2" presentation:style-name="a48" draw:name="Rectangle 4">
          <svg:desc/>
        </draw:page-thumbnail>
        <draw:frame draw:id="id3" presentation:style-name="a63" draw:name="Rectangle 5" svg:x="0.75in" svg:y="4.75in" svg:width="6in" svg:height="4.5in" presentation:class="notes" presentation:placeholder="false">
          <draw:text-box>
            <text:p text:style-name="a50" text:class-names="" text:cond-style-name=""><text:span text:style-name="a49" text:class-names="">Click to edit Master text styles</text:span></text:p>
            <text:list text:style-name="a53">
              <text:list-item>
                <text:list text:style-name="a53">
                  <text:list-item>
                    <text:p text:style-name="a52" text:class-names="" text:cond-style-name=""><text:span text:style-name="a51" text:class-names="">Second level</text:span></text:p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p text:style-name="a55" text:class-names="" text:cond-style-name=""><text:span text:style-name="a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p text:style-name="a58" text:class-names="" text:cond-style-name=""><text:span text:style-name="a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list text:style-name="a62">
                          <text:list-item>
                            <text:list text:style-name="a62">
                              <text:list-item>
                                <text:p text:style-name="a61" text:class-names="" text:cond-style-name=""><text:span text:style-name="a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4" presentation:style-name="a66" draw:name="Rectangle 6" svg:x="0in" svg:y="9.49826in" svg:width="3.25in" svg:height="0.5in" presentation:class="footer" presentation:placeholder="false">
          <draw:text-box>
            <text:p text:style-name="a65" text:class-names="" text:cond-style-name=""><text:span text:style-name="a64" text:class-names=""/></text:p>
          </draw:text-box>
          <svg:desc/>
        </draw:frame>
        <draw:frame draw:id="id5" presentation:style-name="a69" draw:name="Rectangle 7" svg:x="4.24826in" svg:y="9.49826in" svg:width="3.25in" svg:height="0.5in" presentation:class="page-number" presentation:placeholder="false">
          <draw:text-box>
            <text:p text:style-name="a68" text:class-names="" text:cond-style-name=""><text:span text:style-name="a67" text:class-names=""><text:page-number style:num-format="1" text:fixed="false"/></text:span></text:p>
          </draw:text-box>
          <svg:desc/>
        </draw:frame>
      </presentation:notes>
    </style:master-page>
    <style:master-page style:name="Master2-Blank" style:page-layout-name="pageLayout1" draw:style-name="a71">
      <presentation:notes style:page-layout-name="pageLayout2" draw:style-name="a100">
        <draw:frame draw:id="id0" presentation:style-name="a74" draw:name="Rectangle 2" svg:x="0in" svg:y="0in" svg:width="3.25in" svg:height="0.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desc/>
        </draw:frame>
        <draw:frame draw:id="id1" presentation:style-name="a77" draw:name="Rectangle 3" svg:x="4.24826in" svg:y="0in" svg:width="3.25in" svg:height="0.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desc/>
        </draw:frame>
        <draw:page-thumbnail svg:x="0.41667in" svg:y="0.75in" svg:width="6.66667in" svg:height="3.75in" presentation:class="page" draw:id="id2" presentation:style-name="a78" draw:name="Rectangle 4">
          <svg:desc/>
        </draw:page-thumbnail>
        <draw:frame draw:id="id3" presentation:style-name="a93" draw:name="Rectangle 5" svg:x="0.75in" svg:y="4.75in" svg:width="6in" svg:height="4.5in" presentation:class="notes" presentation:placeholder="false">
          <draw:text-box>
            <text:p text:style-name="a80" text:class-names="" text:cond-style-name=""><text:span text:style-name="a79" text:class-names="">Click to edit Master text styles</text:span></text:p>
            <text:list text:style-name="a83">
              <text:list-item>
                <text:list text:style-name="a83">
                  <text:list-item>
                    <text:p text:style-name="a82" text:class-names="" text:cond-style-name=""><text:span text:style-name="a81" text:class-names="">Second level</text:span></text:p>
                  </text:list-item>
                </text:list>
              </text:list-item>
            </text:list>
            <text:list text:style-name="a86">
              <text:list-item>
                <text:list text:style-name="a86">
                  <text:list-item>
                    <text:list text:style-name="a86">
                      <text:list-item>
                        <text:p text:style-name="a85" text:class-names="" text:cond-style-name=""><text:span text:style-name="a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9">
              <text:list-item>
                <text:list text:style-name="a89">
                  <text:list-item>
                    <text:list text:style-name="a89">
                      <text:list-item>
                        <text:list text:style-name="a89">
                          <text:list-item>
                            <text:p text:style-name="a88" text:class-names="" text:cond-style-name=""><text:span text:style-name="a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list text:style-name="a92">
                          <text:list-item>
                            <text:list text:style-name="a92">
                              <text:list-item>
                                <text:p text:style-name="a91" text:class-names="" text:cond-style-name=""><text:span text:style-name="a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4" presentation:style-name="a96" draw:name="Rectangle 6" svg:x="0in" svg:y="9.49826in" svg:width="3.25in" svg:height="0.5in" presentation:class="footer" presentation:placeholder="false">
          <draw:text-box>
            <text:p text:style-name="a95" text:class-names="" text:cond-style-name=""><text:span text:style-name="a94" text:class-names=""/></text:p>
          </draw:text-box>
          <svg:desc/>
        </draw:frame>
        <draw:frame draw:id="id5" presentation:style-name="a99" draw:name="Rectangle 7" svg:x="4.24826in" svg:y="9.49826in" svg:width="3.25in" svg:height="0.5in" presentation:class="page-number" presentation:placeholder="false">
          <draw:text-box>
            <text:p text:style-name="a98" text:class-names="" text:cond-style-name=""><text:span text:style-name="a97" text:class-names=""><text:page-number style:num-format="1" text:fixed="false"/></text:span></text:p>
          </draw:text-box>
          <svg:desc/>
        </draw:frame>
      </presentation:notes>
    </style:master-page>
    <style:master-page style:name="Master2-Layout1-cust-Custom-Layout" style:page-layout-name="pageLayout1" draw:style-name="a101">
      <draw:frame draw:id="id9" draw:style-name="a104" draw:name="TextBox 1" svg:x="9.72493in" svg:y="5.17061in" svg:width="0.23625in" svg:height="0.50488in">
        <draw:text-box>
          <text:p text:style-name="a103" text:class-names="" text:cond-style-name=""><text:span text:style-name="a102" text:class-names="">.</text:span></text:p>
        </draw:text-box>
        <svg:desc/>
      </draw:frame>
      <presentation:notes style:page-layout-name="pageLayout2" draw:style-name="a133">
        <draw:frame draw:id="id0" presentation:style-name="a107" draw:name="Rectangle 2" svg:x="0in" svg:y="0in" svg:width="3.25in" svg:height="0.5in" presentation:class="header" presentation:placeholder="false">
          <draw:text-box>
            <text:p text:style-name="a106" text:class-names="" text:cond-style-name=""><text:span text:style-name="a105" text:class-names=""/></text:p>
          </draw:text-box>
          <svg:desc/>
        </draw:frame>
        <draw:frame draw:id="id1" presentation:style-name="a110" draw:name="Rectangle 3" svg:x="4.24826in" svg:y="0in" svg:width="3.25in" svg:height="0.5in" presentation:class="date-time" presentation:placeholder="false">
          <draw:text-box>
            <text:p text:style-name="a109" text:class-names="" text:cond-style-name=""><text:span text:style-name="a108" text:class-names=""/></text:p>
          </draw:text-box>
          <svg:desc/>
        </draw:frame>
        <draw:page-thumbnail svg:x="0.41667in" svg:y="0.75in" svg:width="6.66667in" svg:height="3.75in" presentation:class="page" draw:id="id2" presentation:style-name="a111" draw:name="Rectangle 4">
          <svg:desc/>
        </draw:page-thumbnail>
        <draw:frame draw:id="id3" presentation:style-name="a126" draw:name="Rectangle 5" svg:x="0.75in" svg:y="4.75in" svg:width="6in" svg:height="4.5in" presentation:class="notes" presentation:placeholder="false">
          <draw:text-box>
            <text:p text:style-name="a113" text:class-names="" text:cond-style-name=""><text:span text:style-name="a112" text:class-names="">Click to edit Master text styles</text:span></text:p>
            <text:list text:style-name="a116">
              <text:list-item>
                <text:list text:style-name="a116">
                  <text:list-item>
                    <text:p text:style-name="a115" text:class-names="" text:cond-style-name=""><text:span text:style-name="a114" text:class-names="">Second level</text:span></text:p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p text:style-name="a118" text:class-names="" text:cond-style-name=""><text:span text:style-name="a1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list text:style-name="a122">
                          <text:list-item>
                            <text:p text:style-name="a121" text:class-names="" text:cond-style-name=""><text:span text:style-name="a1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list text:style-name="a125">
                          <text:list-item>
                            <text:list text:style-name="a125">
                              <text:list-item>
                                <text:p text:style-name="a124" text:class-names="" text:cond-style-name=""><text:span text:style-name="a12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4" presentation:style-name="a129" draw:name="Rectangle 6" svg:x="0in" svg:y="9.49826in" svg:width="3.25in" svg:height="0.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desc/>
        </draw:frame>
        <draw:frame draw:id="id5" presentation:style-name="a132" draw:name="Rectangle 7" svg:x="4.24826in" svg:y="9.49826in" svg:width="3.25in" svg:height="0.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PowerPoint Presentation</dc:title>
    <meta:initial-creator>Liz Ling</meta:initial-creator>
    <dc:creator>Alan Wright</dc:creator>
    <meta:creation-date>2018-09-22T00:49:05Z</meta:creation-date>
    <dc:date>2018-10-26T09:20:57Z</dc:date>
    <meta:editing-cycles>24</meta:editing-cycles>
    <meta:editing-duration>PT3420S</meta:editing-duration>
    <meta:document-statistic meta:paragraph-count="6" meta:word-count="6"/>
  </office:meta>
</office:document-meta>
</file>